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013cm" fo:margin-left="0cm" table:align="left" style:writing-mode="lr-tb"/>
    </style:style>
    <style:style style:name="Table2.A" style:family="table-column">
      <style:table-column-properties style:column-width="6.694cm"/>
    </style:style>
    <style:style style:name="Table2.B" style:family="table-column">
      <style:table-column-properties style:column-width="10.319cm"/>
    </style:style>
    <style:style style:name="Table2.A1" style:family="table-cell">
      <style:table-cell-properties fo:padding="0.097cm" fo:border="none"/>
    </style:style>
    <style:style style:name="P1" style:family="paragraph" style:parent-style-name="Text_20_body">
      <style:text-properties style:font-name="DejaVu Sans" fo:font-weight="normal"/>
    </style:style>
    <style:style style:name="P2" style:family="paragraph" style:parent-style-name="Text_20_body">
      <style:text-properties officeooo:rsid="0013736e" officeooo:paragraph-rsid="0013736e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style:font-name="DejaVu Sans" fo:font-weight="normal" officeooo:paragraph-rsid="000e8513"/>
    </style:style>
    <style:style style:name="P4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38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DejaVu Sans" fo:font-size="14pt" fo:font-style="normal" style:text-underline-style="none" fo:font-weight="normal" officeooo:paragraph-rsid="000e8513" style:text-blinking="false" fo:background-color="transparent"/>
    </style:style>
    <style:style style:name="P5" style:family="paragraph" style:parent-style-name="Text_20_body">
      <loext:graphic-properties draw:fill="none"/>
      <style:paragraph-properties fo:margin-left="0cm" fo:margin-right="0.499cm" fo:margin-top="0cm" fo:margin-bottom="0cm" loext:contextual-spacing="false" fo:line-height="138%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DejaVu Sans" fo:font-size="14pt" fo:font-style="normal" style:text-underline-style="none" fo:font-weight="normal" officeooo:paragraph-rsid="000e8513" style:text-blinking="false" fo:background-color="transparent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8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DejaVu Sans" fo:font-size="14pt" fo:font-style="normal" style:text-underline-style="none" fo:font-weight="normal" officeooo:paragraph-rsid="0017eddf" style:text-blinking="false" fo:background-color="transparent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38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DejaVu Sans" fo:font-size="14pt" fo:font-style="normal" style:text-underline-style="none" fo:font-weight="normal" officeooo:rsid="0017eddf" officeooo:paragraph-rsid="0017eddf" style:text-blinking="false" fo:background-color="transparen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 style:list-style-name="L1">
      <style:text-properties style:font-name="DejaVu Sans" fo:font-weight="normal" officeooo:paragraph-rsid="000f8b95"/>
    </style:style>
    <style:style style:name="P12" style:family="paragraph" style:parent-style-name="Heading_20_1">
      <style:text-properties officeooo:paragraph-rsid="0017eddf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itle" style:master-page-name="First_20_Page">
      <style:paragraph-properties style:page-number="auto"/>
    </style:style>
    <style:style style:name="T1" style:family="text">
      <style:text-properties fo:font-variant="normal" fo:text-transform="none" fo:color="#000000" style:text-line-through-style="none" style:text-line-through-type="none" fo:font-size="14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4pt" fo:font-style="normal" style:text-underline-style="none" officeooo:rsid="000e8513" style:text-blinking="false" fo:background-color="transparent" loext:char-shading-value="0"/>
    </style:style>
    <style:style style:name="T3" style:family="text">
      <style:text-properties officeooo:rsid="0013d891"/>
    </style:style>
    <style:style style:name="T4" style:family="text">
      <style:text-properties officeooo:rsid="00158905"/>
    </style:style>
    <style:style style:name="T5" style:family="text">
      <style:text-properties officeooo:rsid="0017eddf"/>
    </style:style>
    <style:style style:name="T6" style:family="text">
      <style:text-properties officeooo:rsid="001a641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docs-internal-guid-d6fdc317-7fff-d82a-3fd4-80b92af4deba"/>Software Project Management Plan</text:p>
      <text:p text:style-name="P1"/>
      <text:p text:style-name="Subtitle">SEP UG07</text:p>
      <text:p text:style-name="Subtitle">The University of Adelaide</text:p>
      <text:p text:style-name="Subtitle"><text:span text:style-name="T1">14 </text:span><text:span text:style-name="T2">September</text:span><text:span text:style-name="T1"> 2018</text:span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><text:line-break/><text:lin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a1758818</text:p>
          </table:table-cell>
          <table:table-cell table:style-name="Table1.A1" office:value-type="string">
            <text:p text:style-name="P4">Cameron Youngblood</text:p>
          </table:table-cell>
        </table:table-row>
        <table:table-row>
          <table:table-cell table:style-name="Table1.A1" office:value-type="string">
            <text:p text:style-name="P5">a1693458</text:p>
          </table:table-cell>
          <table:table-cell table:style-name="Table1.A1" office:value-type="string">
            <text:p text:style-name="P4">Jiming Li</text:p>
          </table:table-cell>
        </table:table-row>
        <table:table-row>
          <table:table-cell table:style-name="Table1.A1" office:value-type="string">
            <text:p text:style-name="P5">a1687323</text:p>
          </table:table-cell>
          <table:table-cell table:style-name="Table1.A1" office:value-type="string">
            <text:p text:style-name="P4">Cadeau Maniragaba</text:p>
          </table:table-cell>
        </table:table-row>
        <table:table-row>
          <table:table-cell table:style-name="Table1.A1" office:value-type="string">
            <text:p text:style-name="P5">a1694970</text:p>
          </table:table-cell>
          <table:table-cell table:style-name="Table1.A1" office:value-type="string">
            <text:p text:style-name="P4">Zaifeng Wang</text:p>
          </table:table-cell>
        </table:table-row>
        <table:table-row>
          <table:table-cell table:style-name="Table1.A1" office:value-type="string">
            <text:p text:style-name="P5">a1696425</text:p>
          </table:table-cell>
          <table:table-cell table:style-name="Table1.A1" office:value-type="string">
            <text:p text:style-name="P4">Chao Zhang</text:p>
          </table:table-cell>
        </table:table-row>
        <table:table-row>
          <table:table-cell table:style-name="Table1.A1" office:value-type="string">
            <text:p text:style-name="P5">a1685651</text:p>
          </table:table-cell>
          <table:table-cell table:style-name="Table1.A1" office:value-type="string">
            <text:p text:style-name="P4">Erik Praekelt</text:p>
          </table:table-cell>
        </table:table-row>
        <table:table-row>
          <table:table-cell table:style-name="Table1.A1" office:value-type="string">
            <text:p text:style-name="P5">a1658197</text:p>
          </table:table-cell>
          <table:table-cell table:style-name="Table1.A1" office:value-type="string">
            <text:p text:style-name="P4">Byeongjun An</text:p>
          </table:table-cell>
        </table:table-row>
      </table:table>
      <text:p text:style-name="P1"/>
      <text:list xml:id="list2533930006" text:style-name="L1">
        <text:list-header>
          <text:p text:style-name="P11"/>
        </text:list-header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Contents</text:p>
          </text:index-title>
          <text:p text:style-name="P9"><text:a xlink:type="simple" xlink:href="#__RefHeading___Toc332_3547865229" text:style-name="Index_20_Link" text:visited-style-name="Index_20_Link">1. Introduction<text:tab/>3</text:a></text:p>
          <text:p text:style-name="P10"><text:a xlink:type="simple" xlink:href="#__RefHeading___Toc334_3547865229" text:style-name="Index_20_Link" text:visited-style-name="Index_20_Link">1.1. Purpose and Scope<text:tab/>3</text:a></text:p>
          <text:p text:style-name="P10"><text:a xlink:type="simple" xlink:href="#__RefHeading___Toc336_3547865229" text:style-name="Index_20_Link" text:visited-style-name="Index_20_Link">1.2. Assumptions and Constraints<text:tab/>3</text:a></text:p>
          <text:p text:style-name="P10"><text:a xlink:type="simple" xlink:href="#__RefHeading___Toc338_3547865229" text:style-name="Index_20_Link" text:visited-style-name="Index_20_Link">1.3. Project Deliverable<text:tab/>3</text:a></text:p>
          <text:p text:style-name="P9"><text:a xlink:type="simple" xlink:href="#__RefHeading___Toc340_3547865229" text:style-name="Index_20_Link" text:visited-style-name="Index_20_Link">2. Project Organization<text:tab/>3</text:a></text:p>
          <text:p text:style-name="P10"><text:a xlink:type="simple" xlink:href="#__RefHeading___Toc342_3547865229" text:style-name="Index_20_Link" text:visited-style-name="Index_20_Link">2.1. Responsibilities<text:tab/>3</text:a></text:p>
          <text:p text:style-name="P10"><text:a xlink:type="simple" xlink:href="#__RefHeading___Toc344_3547865229" text:style-name="Index_20_Link" text:visited-style-name="Index_20_Link">2.2. Member Responsibilities<text:tab/>3</text:a></text:p>
          <text:p text:style-name="P9"><text:a xlink:type="simple" xlink:href="#__RefHeading___Toc346_3547865229" text:style-name="Index_20_Link" text:visited-style-name="Index_20_Link">3. Risk Management<text:tab/>3</text:a></text:p>
          <text:p text:style-name="P10"><text:a xlink:type="simple" xlink:href="#__RefHeading___Toc348_3547865229" text:style-name="Index_20_Link" text:visited-style-name="Index_20_Link">3.1. Human resource Risks<text:tab/>3</text:a></text:p>
          <text:p text:style-name="P10"><text:a xlink:type="simple" xlink:href="#__RefHeading___Toc350_3547865229" text:style-name="Index_20_Link" text:visited-style-name="Index_20_Link">3.2. Technique Risks<text:tab/>3</text:a></text:p>
          <text:p text:style-name="P10"><text:a xlink:type="simple" xlink:href="#__RefHeading___Toc352_3547865229" text:style-name="Index_20_Link" text:visited-style-name="Index_20_Link">3.3. Project management Risk<text:tab/>3</text:a></text:p>
          <text:p text:style-name="P10"><text:a xlink:type="simple" xlink:href="#__RefHeading___Toc354_3547865229" text:style-name="Index_20_Link" text:visited-style-name="Index_20_Link">3.4. Client Risk<text:tab/>3</text:a></text:p>
          <text:p text:style-name="P9"><text:a xlink:type="simple" xlink:href="#__RefHeading___Toc356_3547865229" text:style-name="Index_20_Link" text:visited-style-name="Index_20_Link">4. Work Plan<text:tab/>3</text:a></text:p>
          <text:p text:style-name="P10"><text:a xlink:type="simple" xlink:href="#__RefHeading___Toc358_3547865229" text:style-name="Index_20_Link" text:visited-style-name="Index_20_Link">4.1. Work Activities<text:tab/>3</text:a></text:p>
          <text:p text:style-name="P10"><text:a xlink:type="simple" xlink:href="#__RefHeading___Toc360_3547865229" text:style-name="Index_20_Link" text:visited-style-name="Index_20_Link">4.2. Milestones<text:tab/>3</text:a></text:p>
          <text:p text:style-name="P10"><text:a xlink:type="simple" xlink:href="#__RefHeading___Toc362_3547865229" text:style-name="Index_20_Link" text:visited-style-name="Index_20_Link">4.3. Schedule allocation<text:tab/>3</text:a></text:p>
        </text:index-body>
      </text:table-of-content>
      <text:h text:style-name="P13" text:outline-level="1"><text:bookmark-start text:name="__RefHeading___Toc332_3547865229"/><text:span text:style-name="T3">1. </text:span>Introduction<text:bookmark-end text:name="__RefHeading___Toc332_3547865229"/></text:h>
      <text:h text:style-name="Heading_20_2" text:outline-level="2"><text:bookmark-start text:name="__RefHeading___Toc334_3547865229"/><text:span text:style-name="T3">1.1. </text:span>Purpose and Scope<text:bookmark-end text:name="__RefHeading___Toc334_3547865229"/></text:h>
      <text:p text:style-name="P2">To create a <text:span text:style-name="T6">prototype </text:span>robot <text:span text:style-name="T6">using the Lego Mindstorm EV3 kit </text:span>that autonomously <text:span text:style-name="T6">locates</text:span> and digitally marks the <text:span text:style-name="T6">positions</text:span> of <text:span text:style-name="T6">humans</text:span> in a designated operating area.</text:p>
      <text:h text:style-name="Heading_20_2" text:outline-level="2"><text:bookmark-start text:name="__RefHeading___Toc336_3547865229"/><text:span text:style-name="T4">1.2. </text:span>Assumptions and Constraints<text:bookmark-end text:name="__RefHeading___Toc336_3547865229"/></text:h>
      <text:p text:style-name="Text_20_body"/>
      <text:h text:style-name="Heading_20_2" text:outline-level="2"><text:bookmark-start text:name="__RefHeading___Toc338_3547865229"/><text:span text:style-name="T4">1.3. </text:span>Project Deliverable<text:bookmark-end text:name="__RefHeading___Toc338_3547865229"/></text:h>
      <text:p text:style-name="Text_20_body"/>
      <text:h text:style-name="Heading_20_1" text:outline-level="1"><text:bookmark-start text:name="__RefHeading___Toc340_3547865229"/><text:span text:style-name="T4">2. </text:span>Project Organization<text:bookmark-end text:name="__RefHeading___Toc340_3547865229"/></text:h>
      <text:h text:style-name="Heading_20_2" text:outline-level="2"><text:bookmark-start text:name="__RefHeading___Toc342_3547865229"/><text:span text:style-name="T4">2.1. R</text:span>esponsibilities<text:bookmark-end text:name="__RefHeading___Toc342_3547865229"/></text:h>
      <text:p text:style-name="Text_20_body"/>
      <text:h text:style-name="Heading_20_2" text:outline-level="2"><text:bookmark-start text:name="__RefHeading___Toc344_3547865229"/><text:span text:style-name="T4">2.2. </text:span>Member Responsibilities<text:bookmark-end text:name="__RefHeading___Toc344_3547865229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Cameron Youngblood</text:p>
          </table:table-cell>
          <table:table-cell table:style-name="Table2.A1" office:value-type="string">
            <text:p text:style-name="P7">Project Management Plan Review</text:p>
          </table:table-cell>
        </table:table-row>
        <table:table-row>
          <table:table-cell table:style-name="Table2.A1" office:value-type="string">
            <text:p text:style-name="P6">Jiming Li</text:p>
          </table:table-cell>
          <table:table-cell table:style-name="Table2.A1" office:value-type="string">
            <text:p text:style-name="P7">Configuration Management Plan</text:p>
          </table:table-cell>
        </table:table-row>
        <table:table-row>
          <table:table-cell table:style-name="Table2.A1" office:value-type="string">
            <text:p text:style-name="P6">Cadeau Maniragaba</text:p>
          </table:table-cell>
          <table:table-cell table:style-name="Table2.A1" office:value-type="string">
            <text:p text:style-name="P7">Risk Management Plan</text:p>
          </table:table-cell>
        </table:table-row>
        <table:table-row>
          <table:table-cell table:style-name="Table2.A1" office:value-type="string">
            <text:p text:style-name="P6">Zaifeng Wang</text:p>
          </table:table-cell>
          <table:table-cell table:style-name="Table2.A1" office:value-type="string">
            <text:p text:style-name="P7">Software Requirements Specification</text:p>
          </table:table-cell>
        </table:table-row>
        <table:table-row>
          <table:table-cell table:style-name="Table2.A1" office:value-type="string">
            <text:p text:style-name="P6">Chao Zhang</text:p>
          </table:table-cell>
          <table:table-cell table:style-name="Table2.A1" office:value-type="string">
            <text:p text:style-name="P7">Software Design Documentation</text:p>
          </table:table-cell>
        </table:table-row>
        <table:table-row>
          <table:table-cell table:style-name="Table2.A1" office:value-type="string">
            <text:p text:style-name="P6">Erik Praekelt</text:p>
          </table:table-cell>
          <table:table-cell table:style-name="Table2.A1" office:value-type="string">
            <text:p text:style-name="P7">Code Review</text:p>
          </table:table-cell>
        </table:table-row>
        <table:table-row>
          <table:table-cell table:style-name="Table2.A1" office:value-type="string">
            <text:p text:style-name="P6">Byeongjun An</text:p>
          </table:table-cell>
          <table:table-cell table:style-name="Table2.A1" office:value-type="string">
            <text:p text:style-name="P7">Testing</text:p>
          </table:table-cell>
        </table:table-row>
      </table:table>
      <text:h text:style-name="P12" text:outline-level="1"><text:bookmark-start text:name="__RefHeading___Toc346_3547865229"/><text:span text:style-name="T4">3. </text:span>Risk Management <text:bookmark-end text:name="__RefHeading___Toc346_3547865229"/></text:h>
      <text:h text:style-name="Heading_20_2" text:outline-level="2"><text:bookmark-start text:name="__RefHeading___Toc348_3547865229"/><text:span text:style-name="T4">3.1. </text:span>Human <text:span text:style-name="T5">R</text:span>esource Risks<text:bookmark-end text:name="__RefHeading___Toc348_3547865229"/></text:h>
      <text:p text:style-name="Text_20_body"/>
      <text:h text:style-name="Heading_20_2" text:outline-level="2"><text:bookmark-start text:name="__RefHeading___Toc350_3547865229"/><text:span text:style-name="T4">3.2. </text:span>Technique Risks<text:bookmark-end text:name="__RefHeading___Toc350_3547865229"/></text:h>
      <text:p text:style-name="Text_20_body"/>
      <text:h text:style-name="Heading_20_2" text:outline-level="2"><text:bookmark-start text:name="__RefHeading___Toc352_3547865229"/><text:span text:style-name="T4">3.3. </text:span>Project <text:span text:style-name="T5">M</text:span>anagement Risk<text:bookmark-end text:name="__RefHeading___Toc352_3547865229"/></text:h>
      <text:p text:style-name="Text_20_body"/>
      <text:h text:style-name="Heading_20_2" text:outline-level="2"><text:bookmark-start text:name="__RefHeading___Toc354_3547865229"/><text:span text:style-name="T4">3.4. </text:span>Client Risk<text:bookmark-end text:name="__RefHeading___Toc354_3547865229"/></text:h>
      <text:p text:style-name="Text_20_body"/>
      <text:h text:style-name="Heading_20_1" text:outline-level="1"><text:bookmark-start text:name="__RefHeading___Toc356_3547865229"/><text:soft-page-break/><text:span text:style-name="T4">4. </text:span>Work Plan<text:bookmark-end text:name="__RefHeading___Toc356_3547865229"/></text:h>
      <text:h text:style-name="Heading_20_2" text:outline-level="2"><text:bookmark-start text:name="__RefHeading___Toc358_3547865229"/><text:span text:style-name="T4">4.1. </text:span>Work Activities<text:bookmark-end text:name="__RefHeading___Toc358_3547865229"/></text:h>
      <text:p text:style-name="Text_20_body"/>
      <text:h text:style-name="Heading_20_2" text:outline-level="2"><text:bookmark-start text:name="__RefHeading___Toc360_3547865229"/><text:span text:style-name="T4">4.2. </text:span>Milestones<text:bookmark-end text:name="__RefHeading___Toc360_3547865229"/></text:h>
      <text:p text:style-name="Text_20_body"/>
      <text:h text:style-name="Heading_20_2" text:outline-level="2"><text:bookmark-start text:name="__RefHeading___Toc362_3547865229"/><text:span text:style-name="T4">4.3. </text:span>Schedule allocation<text:bookmark-end text:name="__RefHeading___Toc362_3547865229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AU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A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08:36:52</meta:creation-date>
    <dc:language>en-AU</dc:language>
    <meta:editing-cycles>12</meta:editing-cycles>
    <meta:editing-duration>PT36M58S</meta:editing-duration>
    <meta:generator>LibreOffice/6.0.3.2$Linux_X86_64 LibreOffice_project/00m0$Build-2</meta:generator>
    <dc:date>2018-08-13T09:19:30.225589445</dc:date>
    <meta:document-statistic meta:table-count="2" meta:image-count="0" meta:object-count="0" meta:page-count="4" meta:paragraph-count="67" meta:word-count="208" meta:character-count="1378" meta:non-whitespace-character-count="1228"/>
  </office:meta>
</office:document-meta>
</file>